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fd6a" officeooo:paragraph-rsid="0015fd6a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7a017" officeooo:paragraph-rsid="0017a01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a5ba9" officeooo:paragraph-rsid="001a5ba9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17a017" officeooo:paragraph-rsid="0017a01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7a017" officeooo:paragraph-rsid="00189d3b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5fd6a" officeooo:paragraph-rsid="0015fd6a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5ba9" officeooo:paragraph-rsid="001a5ba9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ab515" officeooo:paragraph-rsid="001ab515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Liberation Serif" style:text-underline-style="none" fo:font-weight="normal" officeooo:rsid="001ab515" officeooo:paragraph-rsid="001ab515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Liberation Serif" style:text-underline-style="none" fo:font-weight="normal" officeooo:rsid="001c3c9b" officeooo:paragraph-rsid="001c3c9b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Liberation Serif" style:text-underline-style="solid" style:text-underline-width="auto" style:text-underline-color="font-color" fo:font-weight="bold" officeooo:rsid="001ab515" officeooo:paragraph-rsid="001ab515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Liberation Serif" fo:font-size="12pt" style:text-underline-style="solid" style:text-underline-width="auto" style:text-underline-color="font-color" fo:font-weight="bold" officeooo:rsid="001ab515" officeooo:paragraph-rsid="001ab515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189d3b"/>
    </style:style>
    <style:style style:name="T2" style:family="text">
      <style:text-properties officeooo:rsid="001a5ba9"/>
    </style:style>
    <style:style style:name="T3" style:family="text">
      <style:text-properties fo:color="#000000" loext:opacity="100%" style:font-name="Consolas" fo:font-size="14pt" fo:background-color="#e8f2fe" loext:char-shading-value="0" style:font-size-asian="14pt"/>
    </style:style>
    <style:style style:name="T4" style:family="text">
      <style:text-properties fo:color="#0000c0" loext:opacity="100%" style:font-name="Consolas" fo:font-size="14pt" fo:font-style="italic" fo:font-weight="bold" fo:background-color="#e8f2fe" loext:char-shading-value="0" style:font-size-asian="14pt" style:font-style-asian="italic" style:font-weight-asian="bold"/>
    </style:style>
    <style:style style:name="T5" style:family="text">
      <style:text-properties fo:font-size="14pt" style:font-size-asian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uego BrickBreack</text:p>
      <text:p text:style-name="P2"/>
      <text:p text:style-name="P4">- El joc que desarrollarem en java es el BrickBreaker.</text:p>
      <text:p text:style-name="P4">- Me he basat el codi = <text:a xlink:type="simple" xlink:href="https://techhgeek.blogspot.com/2018/05/brick-breaker-game-in-java.html" text:style-name="Internet_20_link" text:visited-style-name="Visited_20_Internet_20_Link">https://techhgeek.blogspot.com/2018/05/brick-breaker-game-in-java.html</text:a></text:p>
      <text:p text:style-name="P5">- <text:span text:style-name="T1">Per a crear els objectes (la pala, la bola, els blocs) utilizem la clase Graphic.</text:span></text:p>
      <text:p text:style-name="P5"/>
      <text:p text:style-name="P2">Errores</text:p>
      <text:p text:style-name="P1"/>
      <text:p text:style-name="P4"><text:span text:style-name="T2">1 </text:span>-<text:span text:style-name="T1">Problema a la hora de repintar los objetos (constante parpadeo de pantalla).</text:span></text:p>
      <text:p text:style-name="P4"><text:span text:style-name="T2">2 -Detectar la colisiones de la bola en la pantalla.</text:span></text:p>
      <text:p text:style-name="P7">3- Iniciar ventana Maximizada.</text:p>
      <text:p text:style-name="P7">4- Adaptar cantidad de blockes a cada tipodo de pantalla.</text:p>
      <text:p text:style-name="P8"/>
      <text:p text:style-name="P4"/>
      <text:p text:style-name="P3">Soluciones</text:p>
      <text:p text:style-name="P6"/>
      <text:p text:style-name="P7">1- Para solucionar el constante parpadeo de la pantalla a la hora de refrescar creamos un buffer.</text:p>
      <text:p text:style-name="P7">2- Creamos en la clase grafic creamos cuatro rectangulos, uno en cada limite de pantalla para que cuando la bola <text:s/>toque un rectangulo <text:s/>rebote.</text:p>
      <text:p text:style-name="P8">3- Añadir <text:span text:style-name="T3">setExtendedState(</text:span><text:span text:style-name="T4">MAXIMIZED_BOTH</text:span><text:span text:style-name="T3">);</text:span></text:p>
      <text:p text:style-name="P8"><text:span text:style-name="T3"/></text:p>
      <text:p text:style-name="P12">Paginas visitadas</text:p>
      <text:p text:style-name="P11"><text:span text:style-name="T5"/></text:p>
      <text:p text:style-name="P9"><text:span text:style-name="T5">1- </text:span><text:a xlink:type="simple" xlink:href="https://techhgeek.blogspot.com/2018/05/brick-breaker-game-in-java.html" text:style-name="Internet_20_link" text:visited-style-name="Visited_20_Internet_20_Link"><text:span text:style-name="T5">https://techhgeek.blogspot.com/2018/05/brick-breaker-game-in-java.html</text:span></text:a><text:span text:style-name="T5"> (Guia utilizada).</text:span></text:p>
      <text:p text:style-name="P9"><text:span text:style-name="T5">2- </text:span><text:a xlink:type="simple" xlink:href="https://www.tutorialesprogramacionya.com/javaya/detalleconcepto.php?codigo=130" text:style-name="Internet_20_link" text:visited-style-name="Visited_20_Internet_20_Link"><text:span text:style-name="T5">https://www.tutorialesprogramacionya.com/javaya/detalleconcepto.php?codigo=130</text:span></text:a><text:span text:style-name="T5"> (tutorial para la utilizacion de la clase grafic).</text:span></text:p>
      <text:p text:style-name="P9"><text:span text:style-name="T5">3- </text:span><text:a xlink:type="simple" xlink:href="https://lefunes.wordpress.com/2008/02/27/utilizando-doble-buffer-en-jframe-mediante-bufferstrategy/" text:style-name="Internet_20_link" text:visited-style-name="Visited_20_Internet_20_Link"><text:span text:style-name="T5">https://lefunes.wordpress.com/2008/02/27/utilizando-doble-buffer-en-jframe-mediante-bufferstrategy/</text:span></text:a><text:span text:style-name="T5"> (Creacion de un buffer para el repintado y solucionar el contante parpadeo de pantalla).</text:span></text:p>
      <text:p text:style-name="P9"><text:span text:style-name="T5">4- </text:span><text:a xlink:type="simple" xlink:href="http://www.chuidiang.org/java/timer/timer.php" text:style-name="Internet_20_link" text:visited-style-name="Visited_20_Internet_20_Link"><text:span text:style-name="T5">http://www.chuidiang.org/java/timer/timer.php</text:span></text:a><text:span text:style-name="T5"> (ejemplo de uso de la clase timer).</text:span></text:p>
      <text:p text:style-name="P10"><text:span text:style-name="T5">5- </text:span><text:a xlink:type="simple" xlink:href="http://chuwiki.chuidiang.org/index.php?title=JOptionPane_y_diálogos_modales" text:style-name="Internet_20_link" text:visited-style-name="Visited_20_Internet_20_Link"><text:span text:style-name="T5">http://chuwiki.chuidiang.org/index.php?title=JOptionPane_y_di%C3%A1logos_modales</text:span></text:a><text:span text:style-name="T5"> (instrucciones para la creacion de dialogos de pantalla para la victoria y derrota).</text:span></text:p>
      <text:p text:style-name="P10"><text:span text:style-name="T5"/></text:p>
      <text:p text:style-name="P9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5T21:49:57.123000000</meta:creation-date>
    <dc:date>2021-06-15T22:38:14.641000000</dc:date>
    <meta:editing-duration>PT7M37S</meta:editing-duration>
    <meta:editing-cycles>3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9" meta:word-count="175" meta:character-count="1448" meta:non-whitespace-character-count="1290"/>
  </office:meta>
</office:document-meta>
</file>